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33c04" officeooo:paragraph-rsid="00033c04" style:font-size-asian="10pt" style:font-size-complex="10pt"/>
    </style:style>
    <style:style style:name="P2" style:family="paragraph" style:parent-style-name="Standard">
      <style:text-properties fo:font-size="10pt" officeooo:rsid="00042cec" officeooo:paragraph-rsid="00042cec" style:font-size-asian="10pt" style:font-size-complex="10pt"/>
    </style:style>
    <style:style style:name="P3" style:family="paragraph" style:parent-style-name="Standard">
      <style:text-properties fo:font-size="10pt" officeooo:rsid="0005db1c" officeooo:paragraph-rsid="0005db1c" style:font-size-asian="10pt" style:font-size-complex="10pt"/>
    </style:style>
    <style:style style:name="P4" style:family="paragraph" style:parent-style-name="Standard">
      <style:text-properties fo:font-size="10pt" officeooo:rsid="00549cd4" officeooo:paragraph-rsid="00549cd4" style:font-size-asian="10pt" style:font-size-complex="10pt"/>
    </style:style>
    <style:style style:name="P5" style:family="paragraph" style:parent-style-name="Standard">
      <style:text-properties fo:font-size="10pt" fo:font-weight="bold" officeooo:rsid="00042cec" officeooo:paragraph-rsid="00042cec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fo:font-weight="bold" officeooo:rsid="00042cec" officeooo:paragraph-rsid="0014c3c2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42cec" officeooo:paragraph-rsid="0012186a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33c04" officeooo:paragraph-rsid="0021c2f3" style:font-size-asian="10pt" style:font-weight-asian="bold" style:font-size-complex="10pt" style:font-weight-complex="bold"/>
    </style:style>
    <style:style style:name="P9" style:family="paragraph" style:parent-style-name="Standard">
      <style:text-properties fo:font-size="14pt" officeooo:rsid="0012186a" officeooo:paragraph-rsid="0012186a" style:font-size-asian="14pt" style:font-size-complex="14pt"/>
    </style:style>
    <style:style style:name="P10" style:family="paragraph" style:parent-style-name="Standard">
      <style:text-properties fo:font-size="14pt" fo:font-weight="bold" officeooo:rsid="00042cec" officeooo:paragraph-rsid="00042cec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0863b3" officeooo:paragraph-rsid="000863b3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officeooo:rsid="00042cec" officeooo:paragraph-rsid="00042cec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20pt" fo:font-weight="bold" officeooo:rsid="00272c7f" officeooo:paragraph-rsid="00272c7f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05db1c" style:font-size-asian="10pt" style:font-size-complex="10pt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14c3c2" style:font-size-asian="10pt" style:font-size-complex="10pt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1680cc" style:font-size-asian="10pt" style:font-size-complex="10pt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2f5fe9" style:font-size-asian="10pt" style:font-size-complex="10pt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fo:font-size="10pt" officeooo:rsid="0005db1c" officeooo:paragraph-rsid="003e3b82" style:font-size-asian="10pt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042cec" style:font-size-asian="10pt" style:font-size-complex="10pt"/>
    </style:style>
    <style:style style:name="P20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1680cc" style:font-size-asian="10pt" style:font-size-complex="10pt"/>
    </style:style>
    <style:style style:name="P21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2f5fe9" style:font-size-asian="10pt" style:font-size-complex="10pt"/>
    </style:style>
    <style:style style:name="P22" style:family="paragraph" style:parent-style-name="Standard">
      <style:paragraph-properties fo:margin-left="1.251cm" fo:margin-right="0cm" fo:text-indent="0cm" style:auto-text-indent="false"/>
      <style:text-properties fo:font-size="10pt" officeooo:rsid="00042cec" officeooo:paragraph-rsid="003e3b82" style:font-size-asian="10pt" style:font-size-complex="10pt"/>
    </style:style>
    <style:style style:name="P23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0863b3" style:font-size-asian="10pt" style:font-size-complex="10pt"/>
    </style:style>
    <style:style style:name="P24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119f00" style:font-size-asian="10pt" style:font-size-complex="10pt"/>
    </style:style>
    <style:style style:name="P25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1d51ac" style:font-size-asian="10pt" style:font-size-complex="10pt"/>
    </style:style>
    <style:style style:name="P26" style:family="paragraph" style:parent-style-name="Standard">
      <style:paragraph-properties fo:margin-left="1.251cm" fo:margin-right="0cm" fo:text-indent="0cm" style:auto-text-indent="false"/>
      <style:text-properties fo:font-size="10pt" officeooo:rsid="000863b3" officeooo:paragraph-rsid="0043a184" style:font-size-asian="10pt" style:font-size-complex="10pt"/>
    </style:style>
    <style:style style:name="P27" style:family="paragraph" style:parent-style-name="Standard">
      <style:paragraph-properties fo:margin-left="1.251cm" fo:margin-right="0cm" fo:text-indent="0cm" style:auto-text-indent="false"/>
      <style:text-properties fo:font-size="10pt" officeooo:rsid="000c3e1a" officeooo:paragraph-rsid="000c3e1a" style:font-size-asian="10pt" style:font-size-complex="10pt"/>
    </style:style>
    <style:style style:name="P28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0f863c" style:font-size-asian="10pt" style:font-size-complex="10pt"/>
    </style:style>
    <style:style style:name="P29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10d23d" style:font-size-asian="10pt" style:font-size-complex="10pt"/>
    </style:style>
    <style:style style:name="P30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1d51ac" style:font-size-asian="10pt" style:font-size-complex="10pt"/>
    </style:style>
    <style:style style:name="P31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2f5fe9" style:font-size-asian="10pt" style:font-size-complex="10pt"/>
    </style:style>
    <style:style style:name="P32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3f7632" style:font-size-asian="10pt" style:font-size-complex="10pt"/>
    </style:style>
    <style:style style:name="P33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2c2df" style:font-size-asian="10pt" style:font-size-complex="10pt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fo:font-size="10pt" officeooo:rsid="000f863c" officeooo:paragraph-rsid="0043a184" style:font-size-asian="10pt" style:font-size-complex="10pt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1680cc" style:font-size-asian="10pt" style:font-size-complex="10pt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2f5fe9" style:font-size-asian="10pt" style:font-size-complex="10pt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font-size="10pt" officeooo:rsid="001680cc" officeooo:paragraph-rsid="003e3b82" style:font-size-asian="10pt" style:font-size-complex="10pt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179505" style:font-size-asian="10pt" style:font-size-complex="10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2f5fe9" style:font-size-asian="10pt" style:font-size-complex="10pt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size="10pt" officeooo:rsid="00179505" officeooo:paragraph-rsid="0043a184" style:font-size-asian="10pt" style:font-size-complex="10pt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1a4d19" style:font-size-asian="10pt" style:font-size-complex="10pt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2f5fe9" style:font-size-asian="10pt" style:font-size-complex="10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fo:font-size="10pt" officeooo:rsid="001a4d19" officeooo:paragraph-rsid="00481a27" style:font-size-asian="10pt" style:font-size-complex="10pt"/>
    </style:style>
    <style:style style:name="P44" style:family="paragraph" style:parent-style-name="Standard">
      <style:paragraph-properties fo:margin-left="1.251cm" fo:margin-right="0cm" fo:text-indent="0cm" style:auto-text-indent="false"/>
      <style:text-properties fo:font-size="10pt" officeooo:rsid="0043a184" officeooo:paragraph-rsid="0043a184" style:font-size-asian="10pt" style:font-size-complex="10pt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fo:font-size="10pt" officeooo:rsid="0052046d" officeooo:paragraph-rsid="0052046d" style:font-size-asian="10pt" style:font-size-complex="10pt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fo:font-size="10pt" officeooo:rsid="005813a2" officeooo:paragraph-rsid="005813a2" style:font-size-asian="10pt" style:font-size-complex="10pt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5db1c" officeooo:paragraph-rsid="0005db1c" style:font-size-asian="10pt" style:font-style-asian="italic" style:font-weight-asian="bold" style:font-size-complex="10pt" style:font-style-complex="italic" style:font-weight-complex="bold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c3e1a" officeooo:paragraph-rsid="000c3e1a" style:font-size-asian="10pt" style:font-style-asian="italic" style:font-weight-asian="bold" style:font-size-complex="10pt" style:font-style-complex="italic" style:font-weight-complex="bold"/>
    </style:style>
    <style:style style:name="P49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0f863c" style:font-size-asian="10pt" style:font-style-asian="italic" style:font-weight-asian="bold" style:font-size-complex="10pt" style:font-style-complex="italic" style:font-weight-complex="bold"/>
    </style:style>
    <style:style style:name="P50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10d23d" style:font-size-asian="10pt" style:font-style-asian="italic" style:font-weight-asian="bold" style:font-size-complex="10pt" style:font-style-complex="italic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1d51ac" style:font-size-asian="10pt" style:font-style-asian="italic" style:font-weight-asian="bold" style:font-size-complex="10pt" style:font-style-complex="italic" style:font-weight-complex="bold"/>
    </style:style>
    <style:style style:name="P52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2f5fe9" style:font-size-asian="10pt" style:font-style-asian="italic" style:font-weight-asian="bold" style:font-size-complex="10pt" style:font-style-complex="italic" style:font-weight-complex="bold"/>
    </style:style>
    <style:style style:name="P53" style:family="paragraph" style:parent-style-name="Standard">
      <style:paragraph-properties fo:margin-left="1.251cm" fo:margin-right="0cm" fo:text-indent="0cm" style:auto-text-indent="false"/>
      <style:text-properties fo:font-size="10pt" fo:font-style="italic" fo:font-weight="bold" officeooo:rsid="000f863c" officeooo:paragraph-rsid="0043a184" style:font-size-asian="10pt" style:font-style-asian="italic" style:font-weight-asian="bold" style:font-size-complex="10pt" style:font-style-complex="italic" style:font-weight-complex="bold"/>
    </style:style>
    <style:style style:name="P54" style:family="paragraph" style:parent-style-name="Standard">
      <style:paragraph-properties fo:margin-left="1.251cm" fo:margin-right="0cm" fo:text-indent="0cm" style:auto-text-indent="false"/>
      <style:text-properties fo:font-size="10pt" fo:font-style="italic" style:text-underline-style="none" fo:font-weight="bold" officeooo:rsid="004dcaec" officeooo:paragraph-rsid="004dcaec" style:font-size-asian="10pt" style:font-style-asian="italic" style:font-weight-asian="bold" style:font-size-complex="10pt" style:font-style-complex="italic" style:font-weight-complex="bold"/>
    </style:style>
    <style:style style:name="P55" style:family="paragraph" style:parent-style-name="Standard">
      <style:paragraph-properties fo:margin-left="1.251cm" fo:margin-right="0cm" fo:text-indent="0cm" style:auto-text-indent="false"/>
      <style:text-properties fo:font-size="10pt" fo:font-weight="bold" officeooo:rsid="00042cec" officeooo:paragraph-rsid="0014c3c2" style:font-size-asian="10pt" style:font-weight-asian="bold" style:font-size-complex="10pt" style:font-weight-complex="bold"/>
    </style:style>
    <style:style style:name="P56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officeooo:rsid="000863b3" officeooo:paragraph-rsid="002f5fe9" style:font-size-asian="10pt" style:font-size-complex="10pt"/>
    </style:style>
    <style:style style:name="P57" style:family="paragraph" style:parent-style-name="Standard">
      <style:paragraph-properties fo:margin-left="1.251cm" fo:margin-right="0cm" fo:text-indent="0cm" style:auto-text-indent="false"/>
      <style:text-properties fo:font-size="10pt" style:text-underline-style="none" officeooo:rsid="004dcaec" officeooo:paragraph-rsid="004dcaec" style:font-size-asian="10pt" style:font-size-complex="10pt"/>
    </style:style>
    <style:style style:name="P58" style:family="paragraph" style:parent-style-name="Standard">
      <style:paragraph-properties fo:margin-left="0cm" fo:margin-right="0cm" fo:text-indent="0cm" style:auto-text-indent="false"/>
      <style:text-properties fo:font-size="10pt" officeooo:rsid="00179505" officeooo:paragraph-rsid="00179505" style:font-size-asian="10pt" style:font-size-complex="10pt"/>
    </style:style>
    <style:style style:name="P59" style:family="paragraph" style:parent-style-name="Standard">
      <style:paragraph-properties fo:margin-left="0cm" fo:margin-right="0cm" fo:text-indent="0cm" style:auto-text-indent="false"/>
      <style:text-properties fo:font-size="10pt" officeooo:rsid="001e9544" officeooo:paragraph-rsid="001e9544" style:font-size-asian="10pt" style:font-size-complex="10pt"/>
    </style:style>
    <style:style style:name="P60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0863b3" officeooo:paragraph-rsid="002f5fe9" style:font-size-asian="10pt" style:font-size-complex="10pt"/>
    </style:style>
    <style:style style:name="P61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0863b3" officeooo:paragraph-rsid="0043a184" style:font-size-asian="10pt" style:font-size-complex="10pt"/>
    </style:style>
    <style:style style:name="P62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3904f6" officeooo:paragraph-rsid="003904f6" style:font-size-asian="10pt" style:font-size-complex="1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font-size="10pt" style:text-underline-style="none" officeooo:rsid="004dcaec" officeooo:paragraph-rsid="004dcaec" style:font-size-asian="10pt" style:font-size-complex="10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font-size="14pt" fo:font-weight="bold" officeooo:rsid="001e9544" officeooo:paragraph-rsid="001e9544" style:font-size-asian="14pt" style:font-weight-asian="bold" style:font-size-complex="14pt" style:font-weight-complex="bold"/>
    </style:style>
    <style:style style:name="P65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bold" officeooo:rsid="003904f6" officeooo:paragraph-rsid="003904f6" style:font-size-asian="14pt" style:font-weight-asian="bold" style:font-size-complex="14pt" style:font-weight-complex="bold"/>
    </style:style>
    <style:style style:name="P66" style:family="paragraph" style:parent-style-name="Standard">
      <style:paragraph-properties fo:margin-left="0cm" fo:margin-right="0cm" fo:text-indent="0cm" style:auto-text-indent="false"/>
      <style:text-properties fo:font-size="14pt" style:text-underline-style="none" fo:font-weight="bold" officeooo:rsid="004dcaec" officeooo:paragraph-rsid="004dcaec" style:font-size-asian="14pt" style:font-weight-asian="bold" style:font-size-complex="14pt" style:font-weight-complex="bold"/>
    </style:style>
    <style:style style:name="P67" style:family="paragraph" style:parent-style-name="Standard">
      <style:paragraph-properties fo:margin-left="2.501cm" fo:margin-right="0cm" fo:text-indent="0cm" style:auto-text-indent="false"/>
      <style:text-properties fo:font-size="10pt" officeooo:rsid="000f863c" officeooo:paragraph-rsid="002f5fe9" style:font-size-asian="10pt" style:font-size-complex="10pt"/>
    </style:style>
    <style:style style:name="P68" style:family="paragraph" style:parent-style-name="Standard">
      <style:paragraph-properties fo:margin-left="2.501cm" fo:margin-right="0cm" fo:text-indent="0cm" style:auto-text-indent="false"/>
      <style:text-properties fo:font-size="10pt" officeooo:rsid="001a4d19" officeooo:paragraph-rsid="00481a27" style:font-size-asian="10pt" style:font-size-complex="10pt"/>
    </style:style>
    <style:style style:name="P69" style:family="paragraph" style:parent-style-name="Standard">
      <style:paragraph-properties fo:margin-left="2.501cm" fo:margin-right="0cm" fo:text-indent="0cm" style:auto-text-indent="false"/>
      <style:text-properties fo:font-size="10pt" officeooo:rsid="00033c04" officeooo:paragraph-rsid="00033c04" style:font-size-asian="10pt" style:font-size-complex="10pt"/>
    </style:style>
    <style:style style:name="P70" style:family="paragraph" style:parent-style-name="Standard">
      <style:paragraph-properties fo:margin-left="2.501cm" fo:margin-right="0cm" fo:text-indent="0cm" style:auto-text-indent="false"/>
      <style:text-properties fo:font-size="10pt" officeooo:rsid="0052046d" officeooo:paragraph-rsid="0057b8b6" style:font-size-asian="10pt" style:font-size-complex="10pt"/>
    </style:style>
    <style:style style:name="T1" style:family="text">
      <style:text-properties officeooo:rsid="000863b3"/>
    </style:style>
    <style:style style:name="T2" style:family="text">
      <style:text-properties officeooo:rsid="000a252f"/>
    </style:style>
    <style:style style:name="T3" style:family="text">
      <style:text-properties officeooo:rsid="000c0db0"/>
    </style:style>
    <style:style style:name="T4" style:family="text">
      <style:text-properties officeooo:rsid="000e6897"/>
    </style:style>
    <style:style style:name="T5" style:family="text">
      <style:text-properties officeooo:rsid="000ecbd0"/>
    </style:style>
    <style:style style:name="T6" style:family="text">
      <style:text-properties officeooo:rsid="000f863c"/>
    </style:style>
    <style:style style:name="T7" style:family="text">
      <style:text-properties officeooo:rsid="0010d23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officeooo:rsid="0010d23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29a7e7" style:font-weight-asian="bold" style:font-weight-complex="bold"/>
    </style:style>
    <style:style style:name="T14" style:family="text">
      <style:text-properties fo:font-weight="bold" officeooo:rsid="0010d23d" style:font-weight-asian="bold" style:font-weight-complex="bold"/>
    </style:style>
    <style:style style:name="T15" style:family="text">
      <style:text-properties fo:font-weight="bold" officeooo:rsid="000c0db0" style:font-weight-asian="bold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0d23d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style:font-style-asian="italic" style:font-style-complex="italic"/>
    </style:style>
    <style:style style:name="T20" style:family="text">
      <style:text-properties fo:font-style="normal" style:text-underline-style="solid" style:text-underline-width="auto" style:text-underline-color="font-color" officeooo:rsid="0010d23d" style:font-style-asian="normal" style:font-style-complex="normal"/>
    </style:style>
    <style:style style:name="T21" style:family="text">
      <style:text-properties fo:font-style="normal" style:text-underline-style="solid" style:text-underline-width="auto" style:text-underline-color="font-color" fo:font-weight="bold" officeooo:rsid="0010d23d" style:font-style-asian="normal" style:font-weight-asian="bold" style:font-style-complex="normal" style:font-weight-complex="bold"/>
    </style:style>
    <style:style style:name="T22" style:family="text">
      <style:text-properties officeooo:rsid="0015c86c"/>
    </style:style>
    <style:style style:name="T23" style:family="text">
      <style:text-properties officeooo:rsid="001680cc"/>
    </style:style>
    <style:style style:name="T24" style:family="text">
      <style:text-properties officeooo:rsid="001e7832"/>
    </style:style>
    <style:style style:name="T25" style:family="text">
      <style:text-properties officeooo:rsid="0021c2f3"/>
    </style:style>
    <style:style style:name="T26" style:family="text">
      <style:text-properties officeooo:rsid="00225796"/>
    </style:style>
    <style:style style:name="T27" style:family="text">
      <style:text-properties officeooo:rsid="00243eb1"/>
    </style:style>
    <style:style style:name="T28" style:family="text">
      <style:text-properties officeooo:rsid="0029a7e7"/>
    </style:style>
    <style:style style:name="T29" style:family="text">
      <style:text-properties officeooo:rsid="0031426e"/>
    </style:style>
    <style:style style:name="T30" style:family="text">
      <style:text-properties officeooo:rsid="003be022"/>
    </style:style>
    <style:style style:name="T31" style:family="text">
      <style:text-properties officeooo:rsid="003cc87c"/>
    </style:style>
    <style:style style:name="T32" style:family="text">
      <style:text-properties officeooo:rsid="003eb06f"/>
    </style:style>
    <style:style style:name="T33" style:family="text">
      <style:text-properties officeooo:rsid="003f7632"/>
    </style:style>
    <style:style style:name="T34" style:family="text">
      <style:text-properties officeooo:rsid="0043a184"/>
    </style:style>
    <style:style style:name="T35" style:family="text">
      <style:text-properties officeooo:rsid="004870d6"/>
    </style:style>
    <style:style style:name="T36" style:family="text">
      <style:text-properties officeooo:rsid="00505d0f"/>
    </style:style>
    <style:style style:name="T37" style:family="text">
      <style:text-properties officeooo:rsid="0052e84b"/>
    </style:style>
    <style:style style:name="T38" style:family="text">
      <style:text-properties officeooo:rsid="00549cd4"/>
    </style:style>
    <style:style style:name="T39" style:family="text">
      <style:text-properties officeooo:rsid="005a519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ADCLoad Calibration</text:p>
      <text:p text:style-name="P8"/>
      <text:p text:style-name="P8"/>
      <text:p text:style-name="P8"/>
      <text:p text:style-name="P8"/>
      <text:p text:style-name="P8"><text:span text:style-name="T25">Prerequisites</text:span>:</text:p>
      <text:p text:style-name="P45"><text:span text:style-name="T8">Hardware</text:span>:</text:p>
      <text:p text:style-name="P69">- Amp-meter,</text:p>
      <text:p text:style-name="P69">- Volt-<text:span text:style-name="T26">m</text:span>eter,</text:p>
      <text:p text:style-name="P69">- Power supply (0..24V, 8A)</text:p>
      <text:p text:style-name="P69"/>
      <text:p text:style-name="P45"><text:span text:style-name="T8">Software</text:span>:</text:p>
      <text:p text:style-name="P70">- A serial terminal emulator (eg: “<text:span text:style-name="T37">H</text:span>yper<text:span text:style-name="T37">T</text:span>erminal” or “<text:span text:style-name="T37">T</text:span>era <text:span text:style-name="T37">T</text:span>erm” on Windows, “minicom” or “cutecom” on Linux).</text:p>
      <text:p text:style-name="P70"/>
      <text:p text:style-name="P70"><text:span text:style-name="T38">The communication settings are: 57600, 8, N, 1</text:span></text:p>
      <text:p text:style-name="P4"/>
      <text:p text:style-name="P1"/>
      <text:p text:style-name="P12">Process <text:span text:style-name="T27">Description</text:span></text:p>
      <text:p text:style-name="P2"/>
      <text:p text:style-name="P2"/>
      <text:p text:style-name="P10">Step 1: Maximum Current</text:p>
      <text:p text:style-name="P5"/>
      <text:p text:style-name="P14">Select “Step 1” in the calibration spreadsheet file.</text:p>
      <text:p text:style-name="P19"/>
      <text:p text:style-name="P14">Connect <text:span text:style-name="T2">the</text:span> amp-meter <text:span text:style-name="T2">and the power supply </text:span>to the DC load, <text:span text:style-name="T3">for current measurements</text:span>.</text:p>
      <text:p text:style-name="P14">Open your <text:span text:style-name="T6">serial </text:span>terminal emulator, connect the DC load, then type:</text:p>
      <text:p text:style-name="P14"/>
      <text:p text:style-name="P47">:DAC:4095</text:p>
      <text:p text:style-name="P14"/>
      <text:p text:style-name="P14">Write <text:span text:style-name="T5">down </text:span>the mA value readed on the amp-meter to the “mAmax” column.</text:p>
      <text:p text:style-name="P27"><text:span text:style-name="T4">Now, type</text:span>:</text:p>
      <text:p text:style-name="P27"/>
      <text:p text:style-name="P48">:DAC:0</text:p>
      <text:p text:style-name="P27"/>
      <text:p text:style-name="P14">Edit the aDCLoad.h source file, browse down the file, looking for the following line:</text:p>
      <text:p text:style-name="P14"/>
      <text:p text:style-name="P47">static const float <text:s text:c="8"/>CURRENT_MAXIMUM <text:s text:c="12"/>= 7.845; <text:s text:c="3"/>///&lt; Maximum value of load current (A)</text:p>
      <text:p text:style-name="P14"/>
      <text:p text:style-name="P14">If necessary, change the 7.845 value to the one you<text:span text:style-name="T1">'ve</text:span> got on your amp-meter (don't forget to convert it from mA to A), then reflash the board with new code (using Code::Blocks IDE or the provided Makefile, running “make burn” command).</text:p>
      <text:p text:style-name="P14"/>
      <text:p text:style-name="P46"><text:span text:style-name="T19">Remember, if you have to reflash the board, that could be only done using ICSP programming. There is no bootloader flashed on the MCU, due to flash space restriction</text:span>.</text:p>
      <text:p text:style-name="P14"/>
      <text:p text:style-name="P23">Calibration step 1 is now done.</text:p>
      <text:p text:style-name="P3"/>
      <text:p text:style-name="P3"/>
      <text:p text:style-name="P11">Step 2: Voltage</text:p>
      <text:p text:style-name="P6"/>
      <text:p text:style-name="P15">Select “Step <text:span text:style-name="T22">2</text:span>” in the calibration spreadsheet file.</text:p>
      <text:p text:style-name="P55"/>
      <text:p text:style-name="P23">Connect your power supply <text:span text:style-name="T6">to the DC load, </text:span><text:s/>sets to 0V. <text:span text:style-name="T6">The DC Load should the sets to 0mA.</text:span></text:p>
      <text:p text:style-name="P28">In the serial terminal emulator, type:</text:p>
      <text:p text:style-name="P28"/>
      <text:p text:style-name="P49">:CAL:ON</text:p>
      <text:p text:style-name="P28"/>
      <text:p text:style-name="P29">Set your power supply voltage output for each value in “Vset” column, and write down the readed value in “Vread” column.</text:p>
      <text:p text:style-name="P29"><text:soft-page-break/></text:p>
      <text:p text:style-name="P29"><text:span text:style-name="T7">Once you went through the whole array, the calibration string should be entered into the serial terminal emulator, like:</text:span></text:p>
      <text:p text:style-name="P29"/>
      <text:p text:style-name="P50">:<text:span text:style-name="T7">CAL:V:x.xxx,y.yyy</text:span></text:p>
      <text:p text:style-name="P29"/>
      <text:p text:style-name="P29"><text:span text:style-name="T20">Please note that the decimal separator </text:span><text:span text:style-name="T21">SHOULD</text:span><text:span text:style-name="T20"> be a dot ('.'), as in US format</text:span><text:span text:style-name="T11">.</text:span> </text:p>
      <text:p text:style-name="P29"/>
      <text:p text:style-name="P24">Calibration step <text:span text:style-name="T28">2</text:span> is now done.</text:p>
      <text:p text:style-name="P24"/>
      <text:p text:style-name="P24"/>
      <text:p text:style-name="P9"><text:span text:style-name="T12">Step </text:span><text:span text:style-name="T13">3</text:span><text:span text:style-name="T12">: Current</text:span></text:p>
      <text:p text:style-name="P7"/>
      <text:p text:style-name="P16">Select “Step <text:span text:style-name="T23">3</text:span>” in the calibration spreadsheet file.</text:p>
      <text:p text:style-name="P20"/>
      <text:p text:style-name="P16">Connect <text:span text:style-name="T2">the</text:span> amp-meter <text:span text:style-name="T2">and the power supply </text:span>to the DC load, <text:span text:style-name="T3">for current measurements</text:span>.</text:p>
      <text:p text:style-name="P35">Sets the output voltage to 5V.</text:p>
      <text:p text:style-name="P35"/>
      <text:p text:style-name="P38">Using the DAC command, try to adjust its value to match each value in the “A Amp-Meter” column, <text:s/>and write down the readed value, on the LCD or serial terminal emulator output, into the “A LCD/Term.” column.</text:p>
      <text:p text:style-name="P38"/>
      <text:p text:style-name="P38">You can change the values in the “A Amp-Meter” column to strictly match the ones you're reading on the amp-meter.</text:p>
      <text:p text:style-name="P41">The syntax of the DAC command is:</text:p>
      <text:p text:style-name="P41"/>
      <text:p text:style-name="P41"><text:span text:style-name="T17">:DAC:value</text:span> where <text:span text:style-name="T16">value</text:span> is an <text:span text:style-name="T8">integer</text:span> from 0 to 4095.</text:p>
      <text:p text:style-name="P41"/>
      <text:p text:style-name="P34"><text:span text:style-name="T7">Once you went through the whole array, set </text:span><text:span text:style-name="T14">DAC</text:span><text:span text:style-name="T7"> to 0:</text:span></text:p>
      <text:p text:style-name="P34"/>
      <text:p text:style-name="P34"><text:span text:style-name="T7"><text:s/></text:span><text:span text:style-name="T18">:DAC:0</text:span></text:p>
      <text:p text:style-name="P34"><text:span text:style-name="T18"/></text:p>
      <text:p text:style-name="P30"><text:span text:style-name="T34">The calibration string should be entered into the serial terminal emulator, like:</text:span></text:p>
      <text:p text:style-name="P30"/>
      <text:p text:style-name="P51">:<text:span text:style-name="T7">CAL:C:x.xxx,y.yyy</text:span></text:p>
      <text:p text:style-name="P30"/>
      <text:p text:style-name="P30"><text:span text:style-name="T20">Please note that the decimal separator </text:span><text:span text:style-name="T21">SHOULD</text:span><text:span text:style-name="T20"> be a dot ('.'), as in US format</text:span><text:span text:style-name="T11">.</text:span> </text:p>
      <text:p text:style-name="P30"/>
      <text:p text:style-name="P25">Calibration step <text:span text:style-name="T24">3</text:span> is now done.</text:p>
      <text:p text:style-name="P58"/>
      <text:p text:style-name="P58"/>
      <text:p text:style-name="P64">Step 4: DAC</text:p>
      <text:p text:style-name="P59"/>
      <text:p text:style-name="P17">Select “Step <text:span text:style-name="T29">4</text:span>” in the calibration spreadsheet file.</text:p>
      <text:p text:style-name="P21"/>
      <text:p text:style-name="P17">Connect <text:span text:style-name="T2">the</text:span> amp-meter <text:span text:style-name="T2">and the power supply </text:span>to the DC load, <text:span text:style-name="T3">for current measurements</text:span>.</text:p>
      <text:p text:style-name="P36">Sets the output voltage to 5V.</text:p>
      <text:p text:style-name="P36"/>
      <text:p text:style-name="P39"><text:span text:style-name="T29">Set the DAC value for each value in “Steps” column</text:span>, <text:s/>and write down the readed value <text:span text:style-name="T29">on the amp-meter </text:span>into the “<text:span text:style-name="T29">mAread”</text:span> column.</text:p>
      <text:p text:style-name="P39"/>
      <text:p text:style-name="P42">The syntax of the DAC command is:</text:p>
      <text:p text:style-name="P42"/>
      <text:p text:style-name="P42"><text:span text:style-name="T17">:DAC:value</text:span> where <text:span text:style-name="T16">value</text:span> is an <text:span text:style-name="T8">integer</text:span> from 0 to 4095.</text:p>
      <text:p text:style-name="P42"/>
      <text:p text:style-name="P33"><text:span text:style-name="T7">Once you went through the whole array, set </text:span><text:span text:style-name="T14">DAC</text:span><text:span text:style-name="T7"> to 0:</text:span></text:p>
      <text:p text:style-name="P33"/>
      <text:p text:style-name="P33"><text:span text:style-name="T7"><text:s/></text:span><text:span text:style-name="T18">:DAC:0</text:span></text:p>
      <text:p text:style-name="P33"><text:span text:style-name="T18"/></text:p>
      <text:p text:style-name="P32"><text:span text:style-name="T33">The calibration string should be entered into the serial terminal emulator, like:</text:span></text:p>
      <text:p text:style-name="P31"/>
      <text:p text:style-name="P52">:<text:span text:style-name="T7">CAL:D:x.xxx,y.yyy</text:span></text:p>
      <text:p text:style-name="P31"/>
      <text:p text:style-name="P31"><text:soft-page-break/><text:span text:style-name="T20">Please note that the decimal separator </text:span><text:span text:style-name="T21">SHOULD</text:span><text:span text:style-name="T20"> be a dot ('.'), as in US format</text:span><text:span text:style-name="T11">.</text:span> </text:p>
      <text:p text:style-name="P67"/>
      <text:p text:style-name="P56">Calibration step <text:span text:style-name="T31">4</text:span> is now done.</text:p>
      <text:p text:style-name="P60"/>
      <text:p text:style-name="P60"/>
      <text:p text:style-name="P65">Step 5: <text:s/><text:span text:style-name="T30">Voltage Drop</text:span></text:p>
      <text:p text:style-name="P62"/>
      <text:p text:style-name="P18">Select “Step <text:span text:style-name="T32">5</text:span>” in the calibration spreadsheet file.</text:p>
      <text:p text:style-name="P22"/>
      <text:p text:style-name="P18">Connect <text:span text:style-name="T2">the</text:span> amp-meter, <text:span text:style-name="T32">the volt-meter</text:span> <text:span text:style-name="T2">and the power supply </text:span>to the DC load, <text:span text:style-name="T3">for current </text:span><text:span text:style-name="T15">AND</text:span><text:span text:style-name="T3"> voltage measurements.</text:span></text:p>
      <text:p text:style-name="P37">Sets the output voltage to 5V <text:span text:style-name="T33">(the last entry in the array should be set around 12V)</text:span>.</text:p>
      <text:p text:style-name="P37"/>
      <text:p text:style-name="P40">Using the DAC command, try to adjust <text:span text:style-name="T34">the </text:span>its value to match each value in the “<text:span text:style-name="T34">mA</text:span>” column <text:span text:style-name="T34">on the amp-meter</text:span>, <text:s/>and write down the <text:span text:style-name="T34">voltage </text:span>readed value <text:span text:style-name="T34">on the volt-meter into the “mV meter” column, and the readed value on the LCD and/or serial terminal emulator to the “mV LCD/Term.” column.</text:span></text:p>
      <text:p text:style-name="P40"/>
      <text:p text:style-name="P43">The syntax of the DAC command is:</text:p>
      <text:p text:style-name="P43"/>
      <text:p text:style-name="P43"><text:span text:style-name="T17">:DAC:value</text:span> where <text:span text:style-name="T16">value</text:span> is an <text:span text:style-name="T8">integer</text:span> from 0 to 4095.</text:p>
      <text:p text:style-name="P68"/>
      <text:p text:style-name="P40">You can change the values in the “<text:span text:style-name="T34">mA”</text:span> column to strictly match the ones you're reading on the amp-meter.</text:p>
      <text:p text:style-name="P44">For the last row on the array, set the output voltage to around 12V.</text:p>
      <text:p text:style-name="P40"/>
      <text:p text:style-name="P34"><text:span text:style-name="T7">Once you went through the whole array, set </text:span><text:span text:style-name="T14">DAC</text:span><text:span text:style-name="T7"> to 0:</text:span></text:p>
      <text:p text:style-name="P34"/>
      <text:p text:style-name="P34"><text:span text:style-name="T7"><text:s/></text:span><text:span text:style-name="T18">:DAC:0</text:span></text:p>
      <text:p text:style-name="P34"/>
      <text:p text:style-name="P34"><text:span text:style-name="T35">The calibration string should be entered into the serial terminal emulator, like:</text:span></text:p>
      <text:p text:style-name="P34"/>
      <text:p text:style-name="P53">:<text:span text:style-name="T7">CAL:VD:x.xxx,y.yyy</text:span></text:p>
      <text:p text:style-name="P34"/>
      <text:p text:style-name="P34"><text:span text:style-name="T20">Please note that the decimal separator </text:span><text:span text:style-name="T21">SHOULD</text:span><text:span text:style-name="T20"> be a dot ('.'), as in US format</text:span><text:span text:style-name="T11">.</text:span> </text:p>
      <text:p text:style-name="P34"/>
      <text:p text:style-name="P26">Calibration step <text:span text:style-name="T39">5</text:span> is now done.</text:p>
      <text:p text:style-name="P61"/>
      <text:p text:style-name="P61"/>
      <text:p text:style-name="P66">Last Step: Backup</text:p>
      <text:p text:style-name="P63"/>
      <text:p text:style-name="P57">Once the full calibration is done, you <text:span text:style-name="T9">SHOULD</text:span> save the values into the EEPROM, <text:span text:style-name="T36">using the following command</text:span>:</text:p>
      <text:p text:style-name="P57"/>
      <text:p text:style-name="P54">:CAL:SAVE</text:p>
      <text:p text:style-name="P63"/>
      <text:p text:style-name="P63"/>
      <text:p text:style-name="P63"/>
      <text:p text:style-name="P57">Now, the calibration is done, and you can use your DC loa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0:46:24.788489116</meta:creation-date>
    <dc:date>2014-12-30T11:54:17.754722077</dc:date>
    <meta:editing-duration>PT1H6M17S</meta:editing-duration>
    <meta:editing-cycles>87</meta:editing-cycles>
    <meta:generator>LibreOffice/4.2.7.2$Linux_X86_64 LibreOffice_project/420m0$Build-2</meta:generator>
    <meta:document-statistic meta:table-count="0" meta:image-count="0" meta:object-count="0" meta:page-count="3" meta:paragraph-count="79" meta:word-count="794" meta:character-count="4579" meta:non-whitespace-character-count="3829"/>
  </office:meta>
</office:document-meta>
</file>